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NamespaceContext.Defaul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amespaceContext.DefaultNamespaceContext( NamespaceContext parent ,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